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5.688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7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76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0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852cm" fo:min-width="3.908cm"/>
      <style:paragraph-properties style:writing-mode="lr-tb"/>
    </style:style>
    <style:style style:name="gr1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876cm" fo:min-width="1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26cm" fo:min-width="1.6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4cm" fo:min-width="1.62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17cm" fo:min-width="1.87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8cm" fo:min-width="1.268cm"/>
      <style:paragraph-properties style:writing-mode="lr-tb"/>
    </style:style>
    <style:style style:name="gr22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5cm" svg:height="2.384cm" svg:x="1cm" svg:y="1.75cm">
          <draw:text-box>
            <text:p>Dada la edad de 2 personas, indicar cuál es mayor, o si son de la misma edad</text:p>
          </draw:text-box>
        </draw:frame>
        <draw:custom-shape draw:style-name="gr2" draw:text-style-name="P2" draw:layer="layout" svg:width="8.75cm" svg:height="1cm" svg:x="5.5cm" svg:y="4.75cm">
          <text:p text:style-name="P2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5cm" svg:y1="7.25cm" svg:x2="9.5cm" svg:y2="5.75cm">
          <text:p/>
        </draw:line>
        <draw:custom-shape draw:style-name="gr4" draw:text-style-name="P2" draw:layer="layout" svg:width="7.5cm" svg:height="2cm" svg:x="6cm" svg:y="7.25cm">
          <text:p text:style-name="P2">Edad 1 = 3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cm" svg:y1="9.25cm" svg:x2="9.5cm" svg:y2="10cm">
          <text:p/>
        </draw:line>
        <draw:custom-shape draw:style-name="gr5" draw:text-style-name="P2" draw:layer="layout" svg:width="7.75cm" svg:height="1.75cm" svg:x="5.75cm" svg:y="10cm">
          <text:p text:style-name="P2">Edad 2 = 1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4.25cm" svg:x="5.5cm" svg:y="12.75cm">
          <text:p text:style-name="P2">Edad 1</text:p>
          <text:p text:style-name="P2">&gt;/</text:p>
          <text:p text:style-name="P2">Edad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9.5cm" svg:y1="11.75cm" svg:x2="9.5cm" svg:y2="12.75cm">
          <text:p/>
        </draw:line>
        <draw:line draw:style-name="gr3" draw:text-style-name="P3" draw:layer="layout" svg:x1="5.75cm" svg:y1="15cm" svg:x2="2.75cm" svg:y2="15cm">
          <text:p/>
        </draw:line>
        <draw:line draw:style-name="gr3" draw:text-style-name="P3" draw:layer="layout" svg:x1="2.75cm" svg:y1="15cm" svg:x2="2.75cm" svg:y2="18cm">
          <text:p/>
        </draw:line>
        <draw:custom-shape draw:style-name="gr7" draw:text-style-name="P4" draw:layer="layout" svg:width="5cm" svg:height="1.5cm" svg:x="0cm" svg:y="17.5cm">
          <text:p text:style-name="P4"><text:span text:style-name="T1">Edad 2 mayor</text:span></text:p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2.25cm" svg:height="1.5cm" svg:x="3cm" svg:y="14.25cm">
          <draw:text-box>
            <text:p>no</text:p>
          </draw:text-box>
        </draw:frame>
        <draw:line draw:style-name="gr3" draw:text-style-name="P3" draw:layer="layout" svg:x1="13.5cm" svg:y1="14.75cm" svg:x2="15.25cm" svg:y2="14.75cm">
          <text:p/>
        </draw:line>
        <draw:line draw:style-name="gr3" draw:text-style-name="P3" draw:layer="layout" svg:x1="15.25cm" svg:y1="14.75cm" svg:x2="15.25cm" svg:y2="16.75cm">
          <text:p/>
        </draw:line>
        <draw:custom-shape draw:style-name="gr9" draw:text-style-name="P5" draw:layer="layout" svg:width="4.5cm" svg:height="3cm" svg:x="13cm" svg:y="15.75cm">
          <text:p text:style-name="P5"><text:span text:style-name="T2">Edad 1</text:span></text:p>
          <text:p text:style-name="P5"><text:span text:style-name="T2">&gt;</text:span></text:p>
          <text:p text:style-name="P5"><text:span text:style-name="T2">Edad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3cm" svg:y1="17.25cm" svg:x2="9.5cm" svg:y2="18cm">
          <text:p/>
        </draw:line>
        <draw:line draw:style-name="gr3" draw:text-style-name="P3" draw:layer="layout" svg:x1="9.5cm" svg:y1="19.75cm" svg:x2="9.5cm" svg:y2="18cm">
          <text:p/>
        </draw:line>
        <draw:custom-shape draw:style-name="gr7" draw:text-style-name="P4" draw:layer="layout" svg:width="5cm" svg:height="1.5cm" svg:x="5.75cm" svg:y="19.25cm">
          <text:p text:style-name="P4"><text:span text:style-name="T1">Son iguales</text:span></text:p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5cm" svg:height="1.5cm" svg:x="14.5cm" svg:y="19.75cm">
          <text:p text:style-name="P4"><text:span text:style-name="T1">Son iguales</text:span></text:p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7.5cm" svg:y1="17.25cm" svg:x2="18.75cm" svg:y2="17.25cm">
          <text:p/>
        </draw:line>
        <draw:line draw:style-name="gr3" draw:text-style-name="P3" draw:layer="layout" svg:x1="18.75cm" svg:y1="17.25cm" svg:x2="18.75cm" svg:y2="20cm">
          <text:p/>
        </draw:line>
        <draw:line draw:style-name="gr3" draw:text-style-name="P3" draw:layer="layout" svg:x1="9.5cm" svg:y1="20.75cm" svg:x2="9.5cm" svg:y2="23cm">
          <text:p/>
        </draw:line>
        <draw:line draw:style-name="gr3" draw:text-style-name="P3" draw:layer="layout" svg:x1="18.75cm" svg:y1="23cm" svg:x2="9.5cm" svg:y2="23cm">
          <text:p/>
        </draw:line>
        <draw:line draw:style-name="gr3" draw:text-style-name="P3" draw:layer="layout" svg:x1="18.75cm" svg:y1="21.25cm" svg:x2="18.75cm" svg:y2="23cm">
          <text:p/>
        </draw:line>
        <draw:line draw:style-name="gr3" draw:text-style-name="P3" draw:layer="layout" svg:x1="2.75cm" svg:y1="19cm" svg:x2="2.75cm" svg:y2="24.75cm">
          <text:p/>
        </draw:line>
        <draw:line draw:style-name="gr3" draw:text-style-name="P3" draw:layer="layout" svg:x1="2.75cm" svg:y1="24.75cm" svg:x2="15.25cm" svg:y2="24.75cm">
          <text:p/>
        </draw:line>
        <draw:line draw:style-name="gr3" draw:text-style-name="P3" draw:layer="layout" svg:x1="15.25cm" svg:y1="23cm" svg:x2="15.25cm" svg:y2="24.75cm">
          <text:p/>
        </draw:line>
        <draw:frame draw:style-name="gr10" draw:text-style-name="P1" draw:layer="layout" svg:width="2.75cm" svg:height="1.673cm" svg:x="14cm" svg:y="13.75cm">
          <draw:text-box>
            <text:p>sí</text:p>
          </draw:text-box>
        </draw:frame>
        <draw:line draw:style-name="gr3" draw:text-style-name="P3" draw:layer="layout" svg:x1="9.5cm" svg:y1="24.75cm" svg:x2="9.5cm" svg:y2="26.25cm">
          <text:p/>
        </draw:line>
        <draw:custom-shape draw:style-name="gr11" draw:text-style-name="P2" draw:layer="layout" svg:width="3cm" svg:height="1.5cm" svg:x="8.25cm" svg:y="25.75cm">
          <text:p text:style-name="P2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frame draw:style-name="gr12" draw:text-style-name="P1" draw:layer="layout" svg:width="15cm" svg:height="3.5cm" svg:x="1.25cm" svg:y="1.5cm">
          <draw:text-box>
            <text:p>Realizar organigrama del control de acceso al aula virtual. Para abandonar escribir “SALIR”.</text:p>
          </draw:text-box>
        </draw:frame>
        <draw:custom-shape draw:style-name="gr4" draw:text-style-name="P2" draw:layer="layout" svg:width="7.5cm" svg:height="2cm" svg:x="6cm" svg:y="4.75cm">
          <text:p text:style-name="P2">Clave = “ <text:s text:c="5"/>“ ;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5cm" svg:y1="6.75cm" svg:x2="9.5cm" svg:y2="8.5cm">
          <text:p/>
        </draw:line>
        <draw:custom-shape draw:style-name="gr14" draw:text-style-name="P2" draw:layer="layout" svg:width="7cm" svg:height="1.75cm" svg:x="6cm" svg:y="8.5cm">
          <text:p text:style-name="P2">Leer clav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9cm" svg:y1="10.25cm" svg:x2="9cm" svg:y2="12cm">
          <text:p/>
        </draw:line>
        <draw:custom-shape draw:style-name="gr16" draw:text-style-name="P5" draw:layer="layout" svg:width="4cm" svg:height="4.25cm" svg:x="7cm" svg:y="12cm">
          <text:p text:style-name="P5"><text:span text:style-name="T2">Clave = “Salir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1cm" svg:y1="14.25cm" svg:x2="14.75cm" svg:y2="14.25cm">
          <text:p/>
        </draw:line>
        <draw:line draw:style-name="gr3" draw:text-style-name="P3" draw:layer="layout" svg:x1="14.75cm" svg:y1="14.25cm" svg:x2="14.75cm" svg:y2="15.25cm">
          <text:p/>
        </draw:line>
        <draw:custom-shape draw:style-name="gr17" draw:text-style-name="P4" draw:layer="layout" svg:width="4.25cm" svg:height="2.75cm" svg:x="12.5cm" svg:y="15cm">
          <text:p text:style-name="P4"><text:span text:style-name="T1">Clave != abc12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9cm" svg:y1="16.25cm" svg:x2="9cm" svg:y2="18.5cm">
          <text:p/>
        </draw:line>
        <draw:frame draw:style-name="gr18" draw:text-style-name="P1" draw:layer="layout" svg:width="4cm" svg:height="2.25cm" svg:x="7.5cm" svg:y="16.5cm">
          <draw:text-box>
            <text:p>No</text:p>
          </draw:text-box>
        </draw:frame>
        <draw:custom-shape draw:style-name="gr19" draw:text-style-name="P2" draw:layer="layout" svg:width="3cm" svg:height="1.25cm" svg:x="7.5cm" svg:y="18.5cm">
          <text:p text:style-name="P2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75cm" svg:y1="17.75cm" svg:x2="14.75cm" svg:y2="20cm">
          <text:p/>
        </draw:line>
        <draw:custom-shape draw:style-name="gr20" draw:text-style-name="P4" draw:layer="layout" svg:width="4.75cm" svg:height="2cm" svg:x="11.75cm" svg:y="19.25cm">
          <text:p text:style-name="P4"><text:span text:style-name="T1">Correcto</text:span></text:p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75cm" svg:y1="21.25cm" svg:x2="14.75cm" svg:y2="23.25cm">
          <text:p/>
        </draw:line>
        <draw:custom-shape draw:style-name="gr21" draw:text-style-name="P2" draw:layer="layout" svg:width="2.5cm" svg:height="1cm" svg:x="13.75cm" svg:y="23.25cm">
          <text:p text:style-name="P2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75cm" svg:y1="16.25cm" svg:x2="20cm" svg:y2="16.25cm">
          <text:p/>
        </draw:line>
        <draw:line draw:style-name="gr3" draw:text-style-name="P3" draw:layer="layout" svg:x1="20cm" svg:y1="16.25cm" svg:x2="20cm" svg:y2="11cm">
          <text:p/>
        </draw:line>
        <draw:line draw:style-name="gr22" draw:text-style-name="P3" draw:layer="layout" svg:x1="20cm" svg:y1="11cm" svg:x2="9cm" svg:y2="11cm">
          <text:p/>
        </draw:line>
        <draw:frame draw:style-name="gr23" draw:text-style-name="P1" draw:layer="layout" svg:width="2cm" svg:height="1cm" svg:x="12cm" svg:y="13cm">
          <draw:text-box>
            <text:p>si</text:p>
          </draw:text-box>
        </draw:frame>
        <draw:frame draw:style-name="gr24" draw:text-style-name="P1" draw:layer="layout" svg:width="2cm" svg:height="1.25cm" svg:x="18.25cm" svg:y="15.5cm">
          <draw:text-box>
            <text:p>si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2T09:22:41.223000000</meta:creation-date>
    <dc:date>2023-10-02T09:53:59.879000000</dc:date>
    <meta:editing-duration>PT47S</meta:editing-duration>
    <meta:editing-cycles>1</meta:editing-cycles>
    <meta:document-statistic meta:object-count="51"/>
    <meta:generator>LibreOffice/7.3.5.2$Windows_X86_64 LibreOffice_project/184fe81b8c8c30d8b5082578aee2fed2ea847c01</meta:generator>
  </office:meta>
</office:document-meta>
</file>